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Heading_20_2">
      <style:paragraph-properties fo:break-before="page"/>
    </style:style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0) Blokery (nejdřív opravit, jinak se refaktor nedá bezpečně dělat)</text:h>
      <text:list text:style-name="L1">
        <text:list-item>
          <text:p text:style-name="P1"><text:span text:style-name="Strong_20_Emphasis">Opravit parse error v </text:span><text:span text:style-name="Strong_20_Emphasis"><text:span text:style-name="Source_20_Text">class-spolek-cron.php</text:span></text:span> – v metodě <text:span text:style-name="Source_20_Text">purge_scan()</text:span> chybí ukončení <text:span text:style-name="Source_20_Text">foreach</text:span> + <text:span text:style-name="Source_20_Text">return</text:span>.<text:line-break/>Vlož sem (hned po <text:span text:style-name="Source_20_Text">if (is_array($res) ... ) { $purged++; }</text:span>):</text:p>
        </text:list-item>
      </text:list>
      <text:p text:style-name="Preformatted_20_Text"><text:span text:style-name="Source_20_Text"><text:s text:c="13"/>if (is_array($res) &amp;&amp; !empty($res['ok'])) {</text:span></text:p>
      <text:p text:style-name="Preformatted_20_Text"><text:span text:style-name="Source_20_Text"><text:s text:c="17"/>$purged++;</text:span></text:p>
      <text:p text:style-name="Preformatted_20_Text"><text:span text:style-name="Source_20_Text"><text:s text:c="13"/>}</text:span></text:p>
      <text:p text:style-name="Preformatted_20_Text"><text:span text:style-name="Source_20_Text">+ <text:s text:c="7"/>}</text:span></text:p>
      <text:p text:style-name="Preformatted_20_Text"><text:span text:style-name="Source_20_Text">+</text:span></text:p>
      <text:p text:style-name="Preformatted_20_Text"><text:span text:style-name="Source_20_Text">+ <text:s text:c="7"/>return $purged;</text:span></text:p>
      <text:p text:style-name="P2"><text:span text:style-name="Source_20_Text">+ <text:s text:c="3"/>}</text:span></text:p>
      <text:list text:style-name="L2">
        <text:list-item>
          <text:p text:style-name="P3">Spustit rychlou kontrolu: <text:span text:style-name="Source_20_Text">php -l</text:span> na všechny PHP soubory + aktivace pluginu ve WP bez fatal erroru.</text:p>
        </text:list-item>
      </text:list>
      <text:p text:style-name="Horizontal_20_Line"/>
      <text:h text:style-name="Heading_20_2" text:outline-level="2">4.1.0 Refactor větev a “bezpečné zábrany”</text:h>
      <text:list text:style-name="L3">
        <text:list-item>
          <text:p text:style-name="P4">Nová Git větev: <text:span text:style-name="Source_20_Text">refactor-4.1</text:span></text:p>
        </text:list-item>
        <text:list-item>
          <text:p text:style-name="P4">Tag/commit “known good” (stav před refaktorem)</text:p>
        </text:list-item>
        <text:list-item>
          <text:p text:style-name="P4">Zapnout logování chyb (aspoň dočasně): WP_DEBUG + log (na testu)</text:p>
        </text:list-item>
      </text:list>
      <text:p text:style-name="Horizontal_20_Line"/>
      <text:h text:style-name="Heading_20_2" text:outline-level="2">4.1.1 Uspořádání souborů a jednotný bootstrap</text:h>
      <text:p text:style-name="Text_20_body">Cíl: aby bylo <text:span text:style-name="Strong_20_Emphasis">jasné, odkud se co načítá</text:span>, a aby se to nedvojilo.</text:p>
      <text:list text:style-name="L4">
        <text:list-item>
          <text:p text:style-name="P5">Srovnat fyzické umístění tříd tak, aby sedělo na <text:span text:style-name="Source_20_Text">require_once SPOLEK_HLASOVANI_PATH . 'includes/...</text:span> (aktuálně to vypadá, že soubory reálně žijí v <text:span text:style-name="Source_20_Text">includes/</text:span>, ale v repu se ti objevují i v rootu).</text:p>
        </text:list-item>
        <text:list-item>
          <text:p text:style-name="P5">V <text:span text:style-name="Source_20_Text">Spolek_Plugin::load_dependencies()</text:span> mít jen <text:span text:style-name="Emphasis">1 pravdu</text:span> o tom, co se loaduje (a stejné i v <text:span text:style-name="Source_20_Text">activate()</text:span>), ideálně přes jednu interní metodu.</text:p>
        </text:list-item>
      </text:list>
      <text:p text:style-name="Horizontal_20_Line"/>
      <text:h text:style-name="Heading_20_2" text:outline-level="2">4.1.2 Composer + autoload (volitelné, ale hodně pomůže)</text:h>
      <text:p text:style-name="Text_20_body">Teď Composer řeší hlavně DOMPDF . Refaktorem si můžeš ulehčit život:</text:p>
      <text:list text:style-name="L5">
        <text:list-item>
          <text:p text:style-name="P6">Přidat do <text:span text:style-name="Source_20_Text">composer.json</text:span> autoload pro plugin třídy (PSR-4 nebo classmap) a postupně ubírat ruční <text:span text:style-name="Source_20_Text">require_once</text:span>.</text:p>
        </text:list-item>
        <text:list-item>
          <text:p text:style-name="P6">Zásada: WordPress hooky registruje jen bootstrap/třídy “controller”, ne doménové utility.</text:p>
        </text:list-item>
      </text:list>
      <text:p text:style-name="Horizontal_20_Line"/>
      <text:h text:style-name="Heading_20_2" text:outline-level="2"><text:soft-page-break/>4.1.3 Jedna “konfigurace” (konstanty, meta keys, hooky)</text:h>
      <text:p text:style-name="Text_20_body">Cíl: odstranit chaos a duplicity mezi třídami.</text:p>
      <text:list text:style-name="L6">
        <text:list-item>
          <text:p text:style-name="P7">Zavést <text:span text:style-name="Source_20_Text">Spolek_Config</text:span> (nebo podobně) a přesunout tam:</text:p>
          <text:list>
            <text:list-item>
              <text:p text:style-name="P7">CPT slug</text:p>
            </text:list-item>
            <text:list-item>
              <text:p text:style-name="P7">názvy meta klíčů (<text:span text:style-name="Source_20_Text">_spolek_end_ts</text:span>, <text:span text:style-name="Source_20_Text">_spolek_close_processed_at</text:span>, archiv meta…)</text:p>
            </text:list-item>
            <text:list-item>
              <text:p text:style-name="P7">názvy cron hooků</text:p>
            </text:list-item>
            <text:list-item>
              <text:p text:style-name="P7">capability stringy</text:p>
            </text:list-item>
          </text:list>
        </text:list-item>
        <text:list-item>
          <text:p text:style-name="P7">Ve třídách používat už jen <text:span text:style-name="Source_20_Text">Spolek_Config::...</text:span> (ne roztroušené konstanty v Legacy + Archive + Cron).</text:p>
        </text:list-item>
      </text:list>
      <text:p text:style-name="Horizontal_20_Line"/>
      <text:h text:style-name="Heading_20_2" text:outline-level="2">4.1.4 Databáze: všechno přes <text:span text:style-name="Source_20_Text">Spolek_Votes</text:span></text:h>
      <text:p text:style-name="Text_20_body">Cíl: žádné “$wpdb SQL” rozeseté po projektu.</text:p>
      <text:list text:style-name="L7">
        <text:list-item>
          <text:p text:style-name="P8">Každý přístup do tabulky hlasů přes <text:span text:style-name="Source_20_Text">Spolek_Votes</text:span>:</text:p>
          <text:list>
            <text:list-item>
              <text:p text:style-name="P8"><text:span text:style-name="Source_20_Text">get_counts()</text:span>, <text:span text:style-name="Source_20_Text">export_rows()</text:span>, <text:span text:style-name="Source_20_Text">has_user_voted()</text:span>, <text:span text:style-name="Source_20_Text">insert_vote()</text:span></text:p>
            </text:list-item>
          </text:list>
        </text:list-item>
        <text:list-item>
          <text:p text:style-name="P8">V Legacy odstranit přímé <text:span text:style-name="Source_20_Text">SELECT ... FROM $wpdb-&gt;prefix . TABLE</text:span> a nahradit metodami.</text:p>
        </text:list-item>
      </text:list>
      <text:p text:style-name="Horizontal_20_Line"/>
      <text:h text:style-name="Heading_20_2" text:outline-level="2">4.1.5 Cron: plánování vs. provedení (oddělit vrstvy)</text:h>
      <text:p text:style-name="Text_20_body">Cíl: <text:span text:style-name="Source_20_Text">Spolek_Cron</text:span> jen plánuje/dispatchuje; logiku uzávěrky dělá servis.</text:p>
      <text:list text:style-name="L8">
        <text:list-item>
          <text:p text:style-name="P9"><text:span text:style-name="Source_20_Text">Spolek_Cron</text:span>:</text:p>
          <text:list>
            <text:list-item>
              <text:p text:style-name="P9">jen <text:span text:style-name="Source_20_Text">register()</text:span>, <text:span text:style-name="Source_20_Text">schedule_vote_events()</text:span>, <text:span text:style-name="Source_20_Text">clear_vote_events()</text:span></text:p>
            </text:list-item>
            <text:list-item>
              <text:p text:style-name="P9"><text:span text:style-name="Source_20_Text">handle_close/reminder</text:span> deleguje na servis (např. <text:span text:style-name="Source_20_Text">Spolek_Close_Service</text:span>)</text:p>
            </text:list-item>
          </text:list>
        </text:list-item>
        <text:list-item>
          <text:p text:style-name="P9">Zavést <text:span text:style-name="Source_20_Text">Spolek_Close_Service</text:span>:</text:p>
          <text:list>
            <text:list-item>
              <text:p text:style-name="P9"><text:span text:style-name="Source_20_Text">close($vote_post_id, $silent=false)</text:span></text:p>
            </text:list-item>
            <text:list-item>
              <text:p text:style-name="P9">lock acquire/release, retry policy, výpočet výsledku, generace PDF, audit log, případně auto-archiv</text:p>
            </text:list-item>
          </text:list>
        </text:list-item>
      </text:list>
      <text:p text:style-name="Horizontal_20_Line"/>
      <text:h text:style-name="P10" text:outline-level="2">4.1.6 Archiv: UI handlery mimo Legacy</text:h>
      <text:p text:style-name="Text_20_body">Cíl: Legacy už jen kompatibilita, ne “kuchyňský dřez”.</text:p>
      <text:list text:style-name="L9">
        <text:list-item>
          <text:p text:style-name="P11">Vytvořit <text:span text:style-name="Source_20_Text">Spolek_Archive_Controller</text:span>:</text:p>
          <text:list>
            <text:list-item>
              <text:p text:style-name="P11"><text:span text:style-name="Source_20_Text">admin_post_spolek_archive_vote</text:span></text:p>
            </text:list-item>
            <text:list-item>
              <text:p text:style-name="P11"><text:span text:style-name="Source_20_Text">admin_post_spolek_download_archive</text:span></text:p>
            </text:list-item>
            <text:list-item>
              <text:p text:style-name="P11"><text:span text:style-name="Source_20_Text">admin_post_spolek_purge_vote</text:span></text:p>
            </text:list-item>
            <text:list-item>
              <text:p text:style-name="P11"><text:span text:style-name="Source_20_Text">admin_post_spolek_run_purge_scan</text:span></text:p>
            </text:list-item>
            <text:list-item>
              <text:p text:style-name="P11"><text:span text:style-name="Source_20_Text">admin_post_spolek_test_archive_storage</text:span></text:p>
            </text:list-item>
          </text:list>
        </text:list-item>
        <text:list-item>
          <text:p text:style-name="P11"><text:span text:style-name="Source_20_Text">Spolek_Archive</text:span> zůstane čistě “business logic” (create ZIP, locate, verify sha, index).</text:p>
        </text:list-item>
      </text:list>
      <text:p text:style-name="Horizontal_20_Line"/>
      <text:h text:style-name="Heading_20_2" text:outline-level="2">4.1.7 PDF: servis + wrapper shortcode</text:h>
      <text:list text:style-name="L10">
        <text:list-item>
          <text:p text:style-name="P12"><text:span text:style-name="Source_20_Text">Spolek_PDF</text:span> (shortcode) neřeší tvorbu PDF, jen UI/landing.</text:p>
        </text:list-item>
        <text:list-item>
          <text:p text:style-name="P12">Generování přes <text:span text:style-name="Source_20_Text">Spolek_PDF_Service</text:span> (např. <text:span text:style-name="Source_20_Text">generate_minutes($vote_post_id, $map, ...)</text:span>).</text:p>
        </text:list-item>
        <text:list-item>
          <text:p text:style-name="P12">Udržet kompatibilitu s DOMPDF (Composer) .</text:p>
        </text:list-item>
      </text:list>
      <text:p text:style-name="Horizontal_20_Line"/>
      <text:h text:style-name="Heading_20_2" text:outline-level="2">4.1.8 Mailer: jedno místo pro šablony, přílohy a log</text:h>
      <text:list text:style-name="L11">
        <text:list-item>
          <text:p text:style-name="P13">Všechny mail akce přes <text:span text:style-name="Source_20_Text">Spolek_Mailer</text:span></text:p>
        </text:list-item>
        <text:list-item>
          <text:p text:style-name="P13">Jeden formát logu (pro archiv <text:span text:style-name="Source_20_Text">mail_log.csv</text:span>)</text:p>
        </text:list-item>
        <text:list-item>
          <text:p text:style-name="P13">“silent režim” uzávěrky nesmí posílat e-maily, ale má logovat do auditu.</text:p>
        </text:list-item>
      </text:list>
      <text:p text:style-name="Horizontal_20_Line"/>
      <text:h text:style-name="Heading_20_2" text:outline-level="2">4.1.9 Legacy “zeštíhlit” a označit hranice</text:h>
      <text:p text:style-name="Text_20_body">Cíl: Legacy postupně vypnout, ale nic nerozbít.</text:p>
      <text:list text:style-name="L12">
        <text:list-item>
          <text:p text:style-name="P14"><text:span text:style-name="Source_20_Text">Spolek_Hlasovani_MVP</text:span> ponechat jako:</text:p>
          <text:list>
            <text:list-item>
              <text:p text:style-name="P14">registrace CPT/shortcodes (dočasně)</text:p>
            </text:list-item>
            <text:list-item>
              <text:p text:style-name="P14">render portálu (dočasně)</text:p>
            </text:list-item>
          </text:list>
        </text:list-item>
        <text:list-item>
          <text:p text:style-name="P14">Všechny “admin_post_*” handlery přesunout pryč (Archive_Controller / Vote_Controller / PDF_Controller).</text:p>
        </text:list-item>
        <text:list-item>
          <text:p text:style-name="P14">Přidat v Legacy komentáře <text:span text:style-name="Source_20_Text">@deprecated</text:span> a odkazy “nová třída je …”.</text:p>
        </text:list-item>
      </text:list>
      <text:p text:style-name="Horizontal_20_Line"/>
      <text:h text:style-name="Heading_20_2" text:outline-level="2"><text:soft-page-break/>4.1.10 Smoke test checklist (po každém větším kroku)</text:h>
      <text:list text:style-name="L13">
        <text:list-item>
          <text:p text:style-name="P15">Aktivace pluginu bez fatálu</text:p>
        </text:list-item>
        <text:list-item>
          <text:p text:style-name="P15">Vytvoření hlasování (správce)</text:p>
        </text:list-item>
        <text:list-item>
          <text:p text:style-name="P15">Hlasování člena (ANO/NE/ZDRŽEL) + kontrola duplicity</text:p>
        </text:list-item>
        <text:list-item>
          <text:p text:style-name="P15">Reminder cron (48/24) aspoň ruční trigger</text:p>
        </text:list-item>
        <text:list-item>
          <text:p text:style-name="P15">Uzávěrka (normální i silent) + meta výsledků</text:p>
        </text:list-item>
        <text:list-item>
          <text:p text:style-name="P15">Vygeneruje se PDF a jde stáhnout</text:p>
        </text:list-item>
        <text:list-item>
          <text:p text:style-name="P15">Vznikne ZIP archiv + SHA</text:p>
        </text:list-item>
        <text:list-item>
          <text:p text:style-name="P15">Purge smaže DB jen když sedí ZIP+SHA</text:p>
        </text:list-item>
        <text:list-item>
          <text:p text:style-name="P15">Audit log se plní a jde přibalit do archivu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romír Mayer</meta:initial-creator>
    <meta:creation-date>2026-02-18T09:32:04.079916800</meta:creation-date>
    <dc:date>2026-02-18T09:37:30.344282000</dc:date>
    <dc:creator>Jaromír Mayer</dc:creator>
    <meta:editing-duration>PT5M27S</meta:editing-duration>
    <meta:editing-cycles>1</meta:editing-cycles>
    <meta:document-statistic meta:table-count="0" meta:image-count="0" meta:object-count="0" meta:page-count="4" meta:paragraph-count="77" meta:word-count="578" meta:character-count="4052" meta:non-whitespace-character-count="3541"/>
    <meta:generator>LibreOffice/25.8.4.2$Windows_X86_64 LibreOffice_project/290daaa01b999472f0c7a3890eb6a550fd74c6df</meta:generator>
  </office:meta>
</office:document-meta>
</file>